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3.89pt" svg:y="17.12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strongILS</text:p>
          </table:table-cell>
          <table:table-cell office:value-type="float" office:value="1536.8" calcext:value-type="float">
            <text:p>1536.8</text:p>
          </table:table-cell>
        </table:table-row>
        <table:table-row table:style-name="ro1">
          <table:table-cell office:value-type="string" calcext:value-type="string">
            <text:p>simulated_15genes_strongILS</text:p>
          </table:table-cell>
          <table:table-cell office:value-type="float" office:value="4637.9" calcext:value-type="float">
            <text:p>4637.9</text:p>
          </table:table-cell>
        </table:table-row>
        <table:table-row table:style-name="ro1">
          <table:table-cell office:value-type="string" calcext:value-type="string">
            <text:p>simulated_25genes_strongILS</text:p>
          </table:table-cell>
          <table:table-cell office:value-type="float" office:value="7708.45" calcext:value-type="float">
            <text:p>7708.45</text:p>
          </table:table-cell>
        </table:table-row>
        <table:table-row table:style-name="ro1">
          <table:table-cell office:value-type="string" calcext:value-type="string">
            <text:p>simulated_50genes_strongILS</text:p>
          </table:table-cell>
          <table:table-cell office:value-type="float" office:value="15412.55" calcext:value-type="float">
            <text:p>15412.55</text:p>
          </table:table-cell>
        </table:table-row>
        <table:table-row table:style-name="ro1">
          <table:table-cell table:style-name="ce1" office:value-type="string" calcext:value-type="string">
            <text:p>simulated_100genes_strongILS</text:p>
          </table:table-cell>
          <table:table-cell office:value-type="float" office:value="30844.25" calcext:value-type="float">
            <text:p>3084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1:19:57.720689612</meta:creation-date>
    <dc:date>2018-03-21T21:24:09.120575738</dc:date>
    <meta:editing-duration>PT4M13S</meta:editing-duration>
    <meta:editing-cycles>5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43cm" svg:y="0.18cm" svg:width="8.678cm" svg:height="4.50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strongILS</text:p>
                <draw:g>
                  <svg:desc>Sheet1.A2:Sheet1.A6</svg:desc>
                </draw:g>
              </table:table-cell>
              <table:table-cell office:value-type="float" office:value="1536.8">
                <text:p>1536.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strongILS</text:p>
              </table:table-cell>
              <table:table-cell office:value-type="float" office:value="4637.9">
                <text:p>4637.9</text:p>
              </table:table-cell>
            </table:table-row>
            <table:table-row>
              <table:table-cell office:value-type="string">
                <text:p>simulated_25genes_strongILS</text:p>
              </table:table-cell>
              <table:table-cell office:value-type="float" office:value="7708.45">
                <text:p>7708.45</text:p>
              </table:table-cell>
            </table:table-row>
            <table:table-row>
              <table:table-cell office:value-type="string">
                <text:p>simulated_50genes_strongILS</text:p>
              </table:table-cell>
              <table:table-cell office:value-type="float" office:value="15412.55">
                <text:p>15412.55</text:p>
              </table:table-cell>
            </table:table-row>
            <table:table-row>
              <table:table-cell office:value-type="string">
                <text:p>simulated_100genes_strongILS</text:p>
              </table:table-cell>
              <table:table-cell office:value-type="float" office:value="30844.25">
                <text:p>3084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